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b23b" officeooo:paragraph-rsid="0001b2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lue vs state. State of a flashlight can be “on” or “off”. But the value derived from it can be “source of light” or “signaling device”. Judgment of value is in the eyes of the beholder.</text:p>
      <text:p text:style-name="P1"/>
      <text:p text:style-name="P1"/>
      <text:p text:style-name="P1"/>
      <text:p text:style-name="P1">Software vs hardware. Software is the generic extension of hardware. Hardware are specific purpose devices that need to be aligned in order to have a function or meaning. But doing so requires allot of effort, so software was invented. A softer form of ‘ware’ than hardware. Software objects are like hardware objects in that it extends the meaning of hardware interactions through software objects.</text:p>
      <text:p text:style-name="P1"/>
      <text:p text:style-name="P1">Software objects are higher level components where hardware objects are the lowest in any ‘software’ hierarchy. Software objects give live to hardware objects by being malleable components that give meaning to the meaningless generic hardware.</text:p>
      <text:p text:style-name="P1"/>
      <text:p text:style-name="P1">Software development therefor is an extension of hardware development. Software objects therefor also need to be development with the same care and design in mind as hardware ob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10-18T15:10:22.983000000</dc:date>
    <meta:editing-duration>PT4M47S</meta:editing-duration>
    <meta:editing-cycles>1</meta:editing-cycles>
    <meta:document-statistic meta:table-count="0" meta:image-count="0" meta:object-count="0" meta:page-count="1" meta:paragraph-count="4" meta:word-count="163" meta:character-count="1011" meta:non-whitespace-character-count="852"/>
  </office:meta>
</office:document-meta>
</file>